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font-size="11pt" style:font-size-asian="11pt" style:font-size-complex="11pt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align="end" style:justify-single-word="false" fo:text-indent="1cm" style:auto-text-indent="false" fo:background-color="transparent">
        <style:tab-stops>
          <style:tab-stop style:position="0.993cm"/>
        </style:tab-stops>
      </style:paragraph-properties>
      <style:text-properties fo:font-variant="small-caps" fo:font-style="normal" fo:font-weight="normal" officeooo:rsid="00177736" officeooo:paragraph-rsid="00153b60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style:page-number="auto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53b60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fo:background-color="transparent" fo:keep-with-next="auto">
        <style:tab-stops>
          <style:tab-stop style:position="0.993cm"/>
        </style:tab-stops>
      </style:paragraph-properties>
      <style:text-properties officeooo:rsid="00177736" officeooo:paragraph-rsid="00153b60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3cm" style:contextual-spacing="false" fo:line-height="150%" fo:text-indent="1cm" style:auto-text-indent="false" fo:background-color="transparent">
        <style:tab-stops>
          <style:tab-stop style:position="0.993cm"/>
        </style:tab-stops>
      </style:paragraph-properties>
      <style:text-properties officeooo:rsid="00177736" officeooo:paragraph-rsid="00153b60"/>
    </style:style>
    <style:style style:name="P6" style:family="paragraph" style:parent-style-name="Title">
      <style:paragraph-properties fo:line-height="150%"/>
      <style:text-properties fo:font-size="16pt" officeooo:paragraph-rsid="00153b60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3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3. FORMATO DE PÁGINA</text:p>
      <text:p text:style-name="P3"/>
      <text:p text:style-name="P5">Estimado Sr.</text:p>
      <text:p text:style-name="P4">Somos una empresa que llevamos años dedicándonos a realizar enciclopedias muy prácticas, el motivo de dirigirnos a usted es con la intención de comunicarle nuestra sensacional oferta. Se trata de la enciclopedia del <text:span text:style-name="T1">"Mundo Animal"</text:span>.</text:p>
      <text:p text:style-name="P4">Esta enciclopedia está ilustrada con magníficas fotografías de todas las especies del reino animal, así como la explicación de cualquier tema relacionado con el <text:span text:style-name="T1">"Mundo Animal"</text:span>. La enciclopedia consta de 15 tomos encuadernados de 275 páginas cada uno.</text:p>
      <text:p text:style-name="P4">Su precio es de <text:span text:style-name="T2">82.500</text:span> ptas. a pagar en cómodos plazos de 4.000 ptas. mensuales durante 2 años. No obstante si usted opta por el pago al contado, se beneficiará de un descuento de un 10%, así como un magnífico regalo de promoción.</text:p>
      <text:p text:style-name="P4">Esperando sus noticias, aprovechamos para saludarle:</text:p>
      <text:p text:style-name="P2">JEFE DE VENT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style style:name="MT1" style:family="text">
      <style:text-properties officeooo:rsid="00153b60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3:36:21.697672069</meta:creation-date>
    <dc:date>2022-10-03T23:40:00.229152431</dc:date>
    <meta:editing-duration>PT3M39S</meta:editing-duration>
    <meta:editing-cycles>1</meta:editing-cycles>
    <meta:document-statistic meta:table-count="0" meta:image-count="0" meta:object-count="0" meta:page-count="1" meta:paragraph-count="8" meta:word-count="136" meta:character-count="842" meta:non-whitespace-character-count="714"/>
    <meta:generator>LibreOffice/7.4.0.3$Linux_X86_64 LibreOffice_project/40$Build-3</meta:generator>
  </office:meta>
</office:document-meta>
</file>